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Link</mi>
            <mn>2</mn>
            <mi mathvariant="normal">:</mi>
            <mi mathvariant="italic">Transmission</mi>
            <mrow>
              <mi mathvariant="italic">delay</mi>
              <mo stretchy="false">∧</mo>
              <mi mathvariant="italic">Propagation</mi>
            </mrow>
            <mi mathvariant="italic">delay</mi>
          </mrow>
        </mtd>
      </mtr>
      <mtr>
        <mtd>
          <mrow>
            <mrow>
              <mrow>
                <mo fence="true" form="prefix" stretchy="false">(</mo>
                <mrow>
                  <mfrac>
                    <mi mathvariant="italic">scale</mi>
                    <mi mathvariant="italic">rate</mi>
                  </mfrac>
                </mrow>
                <mo fence="true" form="postfix" stretchy="false">)</mo>
              </mrow>
              <mo stretchy="false">=</mo>
              <mi mathvariant="italic">Transmission</mi>
            </mrow>
            <mi mathvariant="italic">delay</mi>
          </mrow>
        </mtd>
      </mtr>
      <mtr>
        <mtd>
          <mrow>
            <mrow>
              <mfrac>
                <mi mathvariant="italic">length</mi>
                <mi mathvariant="italic">pspeed</mi>
              </mfrac>
              <mo stretchy="false">=</mo>
              <mi mathvariant="italic">Propagation</mi>
            </mrow>
            <mi mathvariant="italic">delay</mi>
          </mrow>
        </mtd>
      </mtr>
      <mtr>
        <mtd>
          <mrow>
            <mrow>
              <mfrac>
                <mrow>
                  <mo fence="true" form="prefix" stretchy="false">(</mo>
                  <mrow>
                    <mrow>
                      <mn>10</mn>
                      <mi mathvariant="italic">kb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100</mn>
                      <mi mathvariant="italic">mbps</mi>
                    </mrow>
                  </mrow>
                  <mo fence="true" form="postfix" stretchy="false">)</mo>
                </mrow>
              </mfrac>
              <mo stretchy="false">=</mo>
              <mn>.0001</mn>
            </mrow>
            <mi>s</mi>
          </mrow>
        </mtd>
      </mtr>
      <mtr>
        <mtd>
          <mrow>
            <mi mathvariant="italic">the</mi>
            <mi mathvariant="italic">bytes</mi>
            <mi mathvariant="italic">cancel</mi>
            <mi mathvariant="italic">leaving</mi>
            <mi mathvariant="italic">us</mi>
            <mi mathvariant="italic">with</mi>
            <mn>.0001</mn>
            <mi>s</mi>
            <mi mathvariant="italic">for</mi>
            <mi mathvariant="italic">transmission</mi>
          </mrow>
        </mtd>
      </mtr>
      <mtr>
        <mtd>
          <mrow>
            <mrow>
              <mfrac>
                <mrow>
                  <mo fence="true" form="prefix" stretchy="false">(</mo>
                  <mrow>
                    <mrow>
                      <mn>10</mn>
                      <mi mathvariant="italic">km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3</mn>
                      <mi>x</mi>
                      <msup>
                        <mn>10</mn>
                        <mn>8</mn>
                      </msup>
                      <mi>m</mi>
                    </mrow>
                  </mrow>
                  <mo fence="true" form="postfix" stretchy="false">)</mo>
                </mrow>
              </mfrac>
              <mo stretchy="false">=</mo>
              <mn>3.</mn>
            </mrow>
            <mover accent="true">
              <mn>3</mn>
              <mo stretchy="false">¯</mo>
            </mover>
            <mi>×</mi>
            <mrow>
              <mn>10</mn>
              <mo stretchy="false">−</mo>
              <mn>5</mn>
            </mrow>
          </mrow>
        </mtd>
      </mtr>
      <mtr>
        <mtd>
          <mrow>
            <mi mathvariant="italic">Now</mi>
            <mi mathvariant="italic">we</mi>
            <mi mathvariant="italic">add</mi>
            <mi>,</mi>
            <mi mathvariant="italic">discover</mi>
            <mi mathvariant="italic">total</mi>
            <mi mathvariant="italic">delay</mi>
            <mi>.</mi>
          </mrow>
        </mtd>
      </mtr>
      <mtr>
        <mtd>
          <mrow>
            <mn>.001</mn>
            <mrow>
              <mi>s</mi>
              <mo stretchy="false">+</mo>
              <mn>1.</mn>
            </mrow>
            <mrow>
              <mover accent="true">
                <mn>3</mn>
                <mo stretchy="false">¯</mo>
              </mover>
              <mo stretchy="false">∗</mo>
              <msup>
                <mn>10</mn>
                <mrow>
                  <mo stretchy="false">−</mo>
                  <mn>5</mn>
                </mrow>
              </msup>
            </mrow>
          </mrow>
        </mtd>
      </mtr>
      <mtr>
        <mtd>
          <mrow>
            <mrow>
              <mi>x</mi>
              <mo stretchy="false">=</mo>
              <mn>.0001</mn>
            </mrow>
            <mover accent="true">
              <mn>3</mn>
              <mo stretchy="false">¯</mo>
            </mover>
            <mi>s</mi>
          </mrow>
        </mtd>
      </mtr>
    </mtable>
    <annotation encoding="StarMath 5.0">Link 2: Transmission delay and Propagation delay 
newline 
(scale over rate) = Transmission delay
newline 
length over pspeed = Propagation delay
newline  
(10kb) over (100mbps) =  .0001s
newline the bytes cancel leaving us with .0001s for transmission
newline 
(10km) over (3x10^8 m)  = 3.bar3  × 10-5
newline
Now we add, discover total delay. 
newline
.001s + 1.bar3 *10^-5 

newline x =  .0001bar3 s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4:42:30.506329535</meta:creation-date>
    <dc:date>2024-02-19T19:48:42.751344987</dc:date>
    <meta:editing-duration>PT1H4S</meta:editing-duration>
    <meta:editing-cycles>12</meta:editing-cycles>
    <meta:generator>LibreOffice/7.6.4.1$Linux_X86_64 LibreOffice_project/60$Build-1</meta:generator>
  </office:meta>
</office:document-meta>
</file>